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font-family="仿宋" fo:font-size="12.000000000000000pt"/>
    </style:style>
    <style:style style:name="T29" style:family="text">
      <style:text-properties fo:font-family="Sans" fo:font-size="9.000000000000000pt"/>
    </style:style>
    <style:style style:name="T30" style:family="text">
      <style:text-properties fo:font-family="仿宋" fo:font-size="11.000000000000000pt"/>
    </style:style>
    <style:style style:name="T31" style:family="text">
      <style:text-properties fo:font-family="仿宋" fo:font-size="10.000000000000000pt"/>
    </style:style>
    <style:style style:name="T32" style:family="text">
      <style:text-properties fo:font-size="10.000000000000000pt" fo:font-weight="normal"/>
    </style:style>
    <style:style style:name="T33"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8">Qtcreator<text:s/></text:span></text:h>
      <text:p text:style-name="P5"><text:span text:style-name="T10">C:\Qt\AStyle\bin\AStyle.exe</text:span></text:p>
      <text:p text:style-name="P5"><text:span text:style-name="T29">style=ansi</text:span></text:p>
      <text:p text:style-name="P6"><text:span text:style-name="T29">add-braces</text:span></text:p>
      <text:p text:style-name="P6"><text:span text:style-name="T29">indent-switches</text:span></text:p>
      <text:p text:style-name="P6"/>
      <text:h text:outline-level="2" text:style-name="P11"><text:span text:style-name="T30">遇到的设置问题</text:span></text:h>
      <text:h text:outline-level="3" text:style-name="P12"><text:span text:style-name="T31">调试速度</text:span></text:h>
      <text:p text:style-name="P5"><text:span text:style-name="T31">Options/Build&amp;Run/General: 取消Always deploy project before running it</text:span></text:p>
      <text:p text:style-name="P5"/>
      <text:h text:outline-level="3" text:style-name="P12"><text:span text:style-name="T32">配置修改问题</text:span></text:h>
      <text:p text:style-name="P5"><text:span text:style-name="T33">不要轻易修改 Options/Debugger/CDB: Use Python dumper 取消会出现无法调试问题，需要删除</text:span></text:p>
      <text:p text:style-name="P5"><text:span text:style-name="T33">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Bibliography_20unpublished" style:display-name="Bibliography unpublished" style:family="paragraph"/>
    <style:style style:name="Footnote" style:display-name="Footnote" style:family="paragraph" style:next-style-name=""/>
    <style:style style:name="Bibliography_20techreport" style:display-name="Bibliography techreport" style:family="paragraph"/>
    <style:style style:name="Bibliography_20custom5" style:display-name="Bibliography custom5" style:family="paragraph"/>
    <style:style style:name="Bibliography_20proceedings" style:display-name="Bibliography proceedings" style:family="paragraph"/>
    <style:style style:name="Bibliography_20custom4" style:display-name="Bibliography custom4" style:family="paragraph"/>
    <style:style style:name="Bibliography_20phdthesis" style:display-name="Bibliography phdthesis" style:family="paragraph"/>
    <style:style style:name="Bibliography_20custom3" style:display-name="Bibliography custom3" style:family="paragraph"/>
    <style:style style:name="Bibliography_20misc" style:display-name="Bibliography misc" style:family="paragraph"/>
    <style:style style:name="Bibliography_20custom2" style:display-name="Bibliography custom2" style:family="paragraph"/>
    <style:style style:name="Bibliography_20mastersthesis" style:display-name="Bibliography mastersthesis" style:family="paragraph"/>
    <style:style style:name="Bibliography_20custom1" style:display-name="Bibliography custom1" style:family="paragraph"/>
    <style:style style:name="Bibliography_20manual" style:display-name="Bibliography manual" style:family="paragraph"/>
    <style:style style:name="Bibliography_20www" style:display-name="Bibliography www" style:family="paragraph"/>
    <style:style style:name="Bibliography_20journal" style:display-name="Bibliography journal" style:family="paragraph"/>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02</meta:editing-cycles>
    <dc:date>2021-08-20T10:41:17</dc:date>
    <meta:creation-date>2008-08-22T11:41:04</meta:creation-date>
  </office:meta>
</office:document-meta>
</file>